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0230" officeooo:paragraph-rsid="000c0230"/>
    </style:style>
    <style:style style:name="P2" style:family="paragraph" style:parent-style-name="Standard">
      <style:text-properties officeooo:paragraph-rsid="000c0230"/>
    </style:style>
    <style:style style:name="P3" style:family="paragraph" style:parent-style-name="Standard">
      <style:text-properties officeooo:rsid="000d69e3" officeooo:paragraph-rsid="000d69e3"/>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00c0230" officeooo:paragraph-rsid="000c0230" style:font-size-asian="12pt" style:font-size-complex="12pt"/>
    </style:style>
    <style:style style:name="P6" style:family="paragraph" style:parent-style-name="Standard">
      <style:text-properties style:font-name="Liberation Serif" fo:font-size="12pt" officeooo:paragraph-rsid="000c0230" style:font-size-asian="12pt" style:font-size-complex="12pt"/>
    </style:style>
    <style:style style:name="P7" style:family="paragraph" style:parent-style-name="Standard">
      <style:text-properties style:font-name="Liberation Serif" fo:font-size="12pt" officeooo:rsid="000c6822" officeooo:paragraph-rsid="000c6822" style:font-size-asian="12pt" style:font-size-complex="12pt"/>
    </style:style>
    <style:style style:name="P8" style:family="paragraph" style:parent-style-name="Standard">
      <style:text-properties style:font-name="Liberation Serif" fo:font-size="12pt" officeooo:rsid="000d69e3" officeooo:paragraph-rsid="000d69e3" style:font-size-asian="12pt" style:font-size-complex="12pt"/>
    </style:style>
    <style:style style:name="P9" style:family="paragraph" style:parent-style-name="Standard">
      <style:text-properties style:font-name="Liberation Serif" fo:font-size="12pt" officeooo:rsid="000d69e3" officeooo:paragraph-rsid="000d8dc9" style:font-size-asian="12pt" style:font-size-complex="12pt"/>
    </style:style>
    <style:style style:name="P10" style:family="paragraph" style:parent-style-name="Standard">
      <style:text-properties style:font-name="Liberation Serif" fo:font-size="12pt" officeooo:paragraph-rsid="000d69e3" style:font-size-asian="12pt" style:font-size-complex="12pt"/>
    </style:style>
    <style:style style:name="P11" style:family="paragraph" style:parent-style-name="Standard">
      <style:text-properties style:font-name="Liberation Serif" fo:font-size="12pt" officeooo:rsid="000d8dc9" officeooo:paragraph-rsid="000d8dc9" style:font-size-asian="12pt" style:font-size-complex="12pt"/>
    </style:style>
    <style:style style:name="P12" style:family="paragraph" style:parent-style-name="Standard">
      <style:text-properties style:font-name="Liberation Serif" fo:font-size="12pt" officeooo:paragraph-rsid="000d8dc9"/>
    </style:style>
    <style:style style:name="P13" style:family="paragraph" style:parent-style-name="Standard">
      <style:text-properties officeooo:rsid="000d8dc9" officeooo:paragraph-rsid="000d8dc9"/>
    </style:style>
    <style:style style:name="P14" style:family="paragraph" style:parent-style-name="Standard">
      <style:text-properties officeooo:rsid="000f2eeb" officeooo:paragraph-rsid="00131821"/>
    </style:style>
    <style:style style:name="P15" style:family="paragraph" style:parent-style-name="Standard">
      <style:text-properties officeooo:rsid="00155ee0" officeooo:paragraph-rsid="00170f41"/>
    </style:style>
    <style:style style:name="P16" style:family="paragraph" style:parent-style-name="Standard">
      <style:text-properties style:use-window-font-color="true" loext:opacity="0%" style:font-name="Liberation Serif" fo:font-size="12pt" fo:font-weight="normal" officeooo:rsid="000d69e3" officeooo:paragraph-rsid="000d69e3" fo:background-color="transparent" style:font-size-asian="12pt" style:font-size-complex="12pt"/>
    </style:style>
    <style:style style:name="P17" style:family="paragraph" style:parent-style-name="Standard">
      <style:text-properties officeooo:rsid="00170f41" officeooo:paragraph-rsid="00170f41"/>
    </style:style>
    <style:style style:name="P18" style:family="paragraph" style:parent-style-name="Standard">
      <style:text-properties officeooo:paragraph-rsid="00170f41"/>
    </style:style>
    <style:style style:name="P19" style:family="paragraph" style:parent-style-name="Standard">
      <style:text-properties officeooo:rsid="001fda68" officeooo:paragraph-rsid="001fda68"/>
    </style:style>
    <style:style style:name="P20" style:family="paragraph" style:parent-style-name="Standard">
      <style:text-properties officeooo:paragraph-rsid="002af09f"/>
    </style:style>
    <style:style style:name="P21" style:family="paragraph" style:parent-style-name="Standard">
      <style:text-properties officeooo:rsid="0030039c" officeooo:paragraph-rsid="0030039c"/>
    </style:style>
    <style:style style:name="P22" style:family="paragraph" style:parent-style-name="Standard">
      <style:text-properties officeooo:rsid="0030039c" officeooo:paragraph-rsid="004d098a"/>
    </style:style>
    <style:style style:name="P23" style:family="paragraph" style:parent-style-name="Standard">
      <style:text-properties officeooo:rsid="003425a8" officeooo:paragraph-rsid="003425a8"/>
    </style:style>
    <style:style style:name="P24" style:family="paragraph" style:parent-style-name="Standard">
      <style:text-properties officeooo:paragraph-rsid="00354af9"/>
    </style:style>
    <style:style style:name="P25" style:family="paragraph" style:parent-style-name="Standard">
      <style:text-properties officeooo:rsid="0039bbad" officeooo:paragraph-rsid="0039bbad"/>
    </style:style>
    <style:style style:name="P26" style:family="paragraph" style:parent-style-name="Standard">
      <style:text-properties officeooo:rsid="003bac39" officeooo:paragraph-rsid="003bac39"/>
    </style:style>
    <style:style style:name="P27" style:family="paragraph" style:parent-style-name="Standard">
      <style:text-properties officeooo:rsid="00409f7c" officeooo:paragraph-rsid="0046ecc8"/>
    </style:style>
    <style:style style:name="P28" style:family="paragraph" style:parent-style-name="Standard">
      <style:text-properties officeooo:rsid="004211c9" officeooo:paragraph-rsid="00409f7c"/>
    </style:style>
    <style:style style:name="P29" style:family="paragraph" style:parent-style-name="Standard">
      <style:text-properties officeooo:rsid="004211c9" officeooo:paragraph-rsid="0046ecc8"/>
    </style:style>
    <style:style style:name="P30" style:family="paragraph" style:parent-style-name="Standard">
      <style:text-properties officeooo:rsid="004b6074" officeooo:paragraph-rsid="004b6074"/>
    </style:style>
    <style:style style:name="P31" style:family="paragraph" style:parent-style-name="Standard">
      <style:text-properties officeooo:rsid="004b6074" officeooo:paragraph-rsid="004d098a"/>
    </style:style>
    <style:style style:name="P32" style:family="paragraph" style:parent-style-name="Standard">
      <style:text-properties officeooo:rsid="00131821" officeooo:paragraph-rsid="00131821"/>
    </style:style>
    <style:style style:name="P33" style:family="paragraph" style:parent-style-name="Standard">
      <style:text-properties officeooo:rsid="004d098a" officeooo:paragraph-rsid="004d098a"/>
    </style:style>
    <style:style style:name="P34" style:family="paragraph" style:parent-style-name="Standard">
      <style:text-properties officeooo:rsid="004d2726" officeooo:paragraph-rsid="004d2726"/>
    </style:style>
    <style:style style:name="P35" style:family="paragraph" style:parent-style-name="Standard">
      <style:text-properties officeooo:rsid="004df964" officeooo:paragraph-rsid="004df964"/>
    </style:style>
    <style:style style:name="P36" style:family="paragraph" style:parent-style-name="Standard">
      <style:text-properties officeooo:rsid="004e6c41" officeooo:paragraph-rsid="004e6c41"/>
    </style:style>
    <style:style style:name="P37" style:family="paragraph" style:parent-style-name="Standard">
      <style:text-properties officeooo:rsid="0050eece" officeooo:paragraph-rsid="0050eece"/>
    </style:style>
    <style:style style:name="P38" style:family="paragraph" style:parent-style-name="Standard">
      <style:text-properties officeooo:rsid="0051d63e" officeooo:paragraph-rsid="0051d63e"/>
    </style:style>
    <style:style style:name="P39" style:family="paragraph" style:parent-style-name="Standard">
      <style:text-properties officeooo:rsid="0051d63e" officeooo:paragraph-rsid="0060979a"/>
    </style:style>
    <style:style style:name="P40" style:family="paragraph" style:parent-style-name="Standard">
      <style:text-properties officeooo:rsid="0052fc87" officeooo:paragraph-rsid="0052fc87"/>
    </style:style>
    <style:style style:name="P41" style:family="paragraph" style:parent-style-name="Standard">
      <style:text-properties officeooo:rsid="0058f4e5" officeooo:paragraph-rsid="0058f4e5"/>
    </style:style>
    <style:style style:name="P42" style:family="paragraph" style:parent-style-name="Standard">
      <style:text-properties officeooo:rsid="005bfe0e" officeooo:paragraph-rsid="005f741f"/>
    </style:style>
    <style:style style:name="P43" style:family="paragraph" style:parent-style-name="Standard">
      <style:text-properties officeooo:rsid="0060df60" officeooo:paragraph-rsid="0060df60"/>
    </style:style>
    <style:style style:name="P44" style:family="paragraph" style:parent-style-name="Standard">
      <style:text-properties officeooo:rsid="00633b94" officeooo:paragraph-rsid="00633b94"/>
    </style:style>
    <style:style style:name="P45" style:family="paragraph" style:parent-style-name="Standard">
      <style:paragraph-properties fo:text-align="center" style:justify-single-word="false"/>
      <style:text-properties officeooo:rsid="0064f9e5" officeooo:paragraph-rsid="006be4d1"/>
    </style:style>
    <style:style style:name="P46" style:family="paragraph" style:parent-style-name="Standard">
      <style:text-properties officeooo:rsid="0070f654" officeooo:paragraph-rsid="0070f654"/>
    </style:style>
    <style:style style:name="P47" style:family="paragraph" style:parent-style-name="Standard">
      <style:text-properties officeooo:rsid="0070f654" officeooo:paragraph-rsid="0074a421"/>
    </style:style>
    <style:style style:name="P48" style:family="paragraph" style:parent-style-name="Standard">
      <style:text-properties officeooo:rsid="00882898" officeooo:paragraph-rsid="00882898"/>
    </style:style>
    <style:style style:name="P49" style:family="paragraph" style:parent-style-name="Standard">
      <style:text-properties officeooo:rsid="00948040" officeooo:paragraph-rsid="00948040"/>
    </style:style>
    <style:style style:name="P50" style:family="paragraph" style:parent-style-name="Standard">
      <style:paragraph-properties fo:text-align="start" style:justify-single-word="false"/>
      <style:text-properties officeooo:rsid="009b6469" officeooo:paragraph-rsid="009b6469"/>
    </style:style>
    <style:style style:name="P51" style:family="paragraph" style:parent-style-name="Standard">
      <style:paragraph-properties fo:text-align="start" style:justify-single-word="false"/>
      <style:text-properties officeooo:rsid="009e5e29" officeooo:paragraph-rsid="009e5e29"/>
    </style:style>
    <style:style style:name="P52" style:family="paragraph" style:parent-style-name="Standard">
      <style:text-properties officeooo:rsid="006fd817" officeooo:paragraph-rsid="006fd817"/>
    </style:style>
    <style:style style:name="P53" style:family="paragraph" style:parent-style-name="Standard">
      <style:paragraph-properties style:line-height-at-least="0.402cm"/>
      <style:text-properties fo:color="#abb2bf" loext:opacity="100%" fo:background-color="#282c34"/>
    </style:style>
    <style:style style:name="P54" style:family="paragraph" style:parent-style-name="Standard">
      <style:text-properties fo:color="#abb2bf" loext:opacity="100%" officeooo:rsid="00c3abf1" officeooo:paragraph-rsid="00c5642a" fo:background-color="#282c34"/>
    </style:style>
    <style:style style:name="P55" style:family="paragraph" style:parent-style-name="Standard">
      <style:text-properties officeooo:rsid="00b4b789" officeooo:paragraph-rsid="00b4b789"/>
    </style:style>
    <style:style style:name="P56" style:family="paragraph" style:parent-style-name="Standard">
      <style:text-properties officeooo:rsid="00bede3e" officeooo:paragraph-rsid="00bede3e"/>
    </style:style>
    <style:style style:name="P57" style:family="paragraph" style:parent-style-name="Standard">
      <style:text-properties officeooo:rsid="00c3abf1" officeooo:paragraph-rsid="00c5642a"/>
    </style:style>
    <style:style style:name="P58" style:family="paragraph" style:parent-style-name="Standard">
      <style:text-properties officeooo:rsid="00c7489a" officeooo:paragraph-rsid="00c7489a"/>
    </style:style>
    <style:style style:name="P59" style:family="paragraph" style:parent-style-name="Standard">
      <style:text-properties officeooo:rsid="00c988e9" officeooo:paragraph-rsid="00c988e9"/>
    </style:style>
    <style:style style:name="P60" style:family="paragraph" style:parent-style-name="Standard">
      <style:text-properties officeooo:rsid="00ca62a8" officeooo:paragraph-rsid="00ca62a8"/>
    </style:style>
    <style:style style:name="T1" style:family="text">
      <style:text-properties officeooo:rsid="000c0230"/>
    </style:style>
    <style:style style:name="T2" style:family="text">
      <style:text-properties officeooo:rsid="000d69e3"/>
    </style:style>
    <style:style style:name="T3" style:family="text">
      <style:text-properties fo:color="#abb2bf" loext:opacity="100%" style:font-name="Consolas" fo:font-size="8.39999961853027pt" fo:font-weight="normal" fo:background-color="transparent" loext:char-shading-value="0"/>
    </style:style>
    <style:style style:name="T4" style:family="text">
      <style:text-properties fo:color="#abb2bf" loext:opacity="100%" fo:font-weight="normal" fo:background-color="#282c34" loext:char-shading-value="0"/>
    </style:style>
    <style:style style:name="T5" style:family="text">
      <style:text-properties fo:color="#e06c75" loext:opacity="100%" style:font-name="Consolas" fo:font-size="8.39999961853027pt" fo:font-weight="normal"/>
    </style:style>
    <style:style style:name="T6" style:family="text">
      <style:text-properties fo:color="#e06c75" loext:opacity="100%" style:font-name="Consolas" fo:font-size="8.39999961853027pt" fo:font-weight="normal" fo:background-color="transparent" loext:char-shading-value="0"/>
    </style:style>
    <style:style style:name="T7" style:family="text">
      <style:text-properties fo:color="#e06c75" loext:opacity="100%" fo:font-weight="normal" fo:background-color="#282c34" loext:char-shading-value="0"/>
    </style:style>
    <style:style style:name="T8" style:family="text">
      <style:text-properties fo:color="#d19a66" loext:opacity="100%" style:font-name="Consolas" fo:font-size="8.39999961853027pt" fo:font-weight="normal"/>
    </style:style>
    <style:style style:name="T9" style:family="text">
      <style:text-properties fo:color="#d19a66" loext:opacity="100%" style:font-name="Consolas" fo:font-size="8.39999961853027pt" fo:font-weight="normal" fo:background-color="transparent" loext:char-shading-value="0"/>
    </style:style>
    <style:style style:name="T10" style:family="text">
      <style:text-properties fo:color="#d19a66" loext:opacity="100%" fo:font-weight="normal" fo:background-color="#282c34" loext:char-shading-value="0"/>
    </style:style>
    <style:style style:name="T11" style:family="text">
      <style:text-properties style:use-window-font-color="true" loext:opacity="0%" fo:font-weight="normal" fo:background-color="transparent" loext:char-shading-value="0"/>
    </style:style>
    <style:style style:name="T12" style:family="text">
      <style:text-properties style:use-window-font-color="true" loext:opacity="0%" fo:font-weight="normal" officeooo:rsid="000d69e3" fo:background-color="transparent" loext:char-shading-value="0"/>
    </style:style>
    <style:style style:name="T13" style:family="text">
      <style:text-properties style:use-window-font-color="true" loext:opacity="0%" fo:font-weight="normal" officeooo:rsid="000d69e3" fo:background-color="transparent" loext:char-shading-value="0" style:font-size-asian="12pt" style:font-size-complex="12pt"/>
    </style:style>
    <style:style style:name="T14" style:family="text">
      <style:text-properties style:use-window-font-color="true" loext:opacity="0%" fo:font-weight="normal" officeooo:rsid="000d8dc9" fo:background-color="transparent" loext:char-shading-value="0"/>
    </style:style>
    <style:style style:name="T15" style:family="text">
      <style:text-properties fo:color="#98c379" loext:opacity="100%" style:font-name="Consolas" fo:font-size="8.39999961853027pt" fo:font-weight="normal" fo:background-color="transparent" loext:char-shading-value="0"/>
    </style:style>
    <style:style style:name="T16" style:family="text">
      <style:text-properties officeooo:rsid="0010eea0"/>
    </style:style>
    <style:style style:name="T17" style:family="text">
      <style:text-properties officeooo:rsid="0011b7fe"/>
    </style:style>
    <style:style style:name="T18" style:family="text">
      <style:text-properties officeooo:rsid="00130119"/>
    </style:style>
    <style:style style:name="T19" style:family="text">
      <style:text-properties officeooo:rsid="00131821"/>
    </style:style>
    <style:style style:name="T20" style:family="text">
      <style:text-properties officeooo:rsid="0015c144"/>
    </style:style>
    <style:style style:name="T21" style:family="text">
      <style:text-properties officeooo:rsid="00170f41"/>
    </style:style>
    <style:style style:name="T22" style:family="text">
      <style:text-properties officeooo:rsid="00173e58"/>
    </style:style>
    <style:style style:name="T23" style:family="text">
      <style:text-properties officeooo:rsid="001c079a"/>
    </style:style>
    <style:style style:name="T24" style:family="text">
      <style:text-properties officeooo:rsid="001fda68"/>
    </style:style>
    <style:style style:name="T25" style:family="text">
      <style:text-properties officeooo:rsid="002af09f"/>
    </style:style>
    <style:style style:name="T26" style:family="text">
      <style:text-properties fo:font-variant="normal" fo:text-transform="none" fo:color="#777873" loext:opacity="100%" style:font-name="Lato" fo:font-size="9pt" fo:letter-spacing="normal" fo:font-style="normal" fo:font-weight="normal"/>
    </style:style>
    <style:style style:name="T27" style:family="text">
      <style:text-properties officeooo:rsid="002ba416"/>
    </style:style>
    <style:style style:name="T28" style:family="text">
      <style:text-properties officeooo:rsid="002d9798"/>
    </style:style>
    <style:style style:name="T29" style:family="text">
      <style:text-properties officeooo:rsid="002f02ea"/>
    </style:style>
    <style:style style:name="T30" style:family="text">
      <style:text-properties officeooo:rsid="0031a2b4"/>
    </style:style>
    <style:style style:name="T31" style:family="text">
      <style:text-properties officeooo:rsid="003299d3"/>
    </style:style>
    <style:style style:name="T32" style:family="text">
      <style:text-properties officeooo:rsid="003425a8"/>
    </style:style>
    <style:style style:name="T33" style:family="text">
      <style:text-properties officeooo:rsid="0034e86f"/>
    </style:style>
    <style:style style:name="T34" style:family="text">
      <style:text-properties officeooo:rsid="00354af9"/>
    </style:style>
    <style:style style:name="T35" style:family="text">
      <style:text-properties fo:color="#7f848e" loext:opacity="100%" style:font-name="Consolas" fo:font-size="8.39999961853027pt" fo:font-style="italic" fo:font-weight="normal" fo:background-color="#282c34" loext:char-shading-value="0"/>
    </style:style>
    <style:style style:name="T36" style:family="text">
      <style:text-properties officeooo:rsid="0036fe5a"/>
    </style:style>
    <style:style style:name="T37" style:family="text">
      <style:text-properties officeooo:rsid="0037c91b"/>
    </style:style>
    <style:style style:name="T38" style:family="text">
      <style:text-properties officeooo:rsid="003cee42"/>
    </style:style>
    <style:style style:name="T39" style:family="text">
      <style:text-properties officeooo:rsid="003db0c1"/>
    </style:style>
    <style:style style:name="T40" style:family="text">
      <style:text-properties officeooo:rsid="003fc311"/>
    </style:style>
    <style:style style:name="T41" style:family="text">
      <style:text-properties officeooo:rsid="00422e58"/>
    </style:style>
    <style:style style:name="T42" style:family="text">
      <style:text-properties officeooo:rsid="0044d411"/>
    </style:style>
    <style:style style:name="T43" style:family="text">
      <style:text-properties officeooo:rsid="00456953"/>
    </style:style>
    <style:style style:name="T44" style:family="text">
      <style:text-properties officeooo:rsid="0046c927"/>
    </style:style>
    <style:style style:name="T45" style:family="text">
      <style:text-properties officeooo:rsid="0046ecc8"/>
    </style:style>
    <style:style style:name="T46" style:family="text">
      <style:text-properties officeooo:rsid="0047e7d3"/>
    </style:style>
    <style:style style:name="T47" style:family="text">
      <style:text-properties officeooo:rsid="004855be"/>
    </style:style>
    <style:style style:name="T48" style:family="text">
      <style:text-properties officeooo:rsid="004d098a"/>
    </style:style>
    <style:style style:name="T49" style:family="text">
      <style:text-properties officeooo:rsid="004e6c41"/>
    </style:style>
    <style:style style:name="T50" style:family="text">
      <style:text-properties officeooo:rsid="0051d63e"/>
    </style:style>
    <style:style style:name="T51" style:family="text">
      <style:text-properties officeooo:rsid="0052e5cc"/>
    </style:style>
    <style:style style:name="T52" style:family="text">
      <style:text-properties officeooo:rsid="0052fc87"/>
    </style:style>
    <style:style style:name="T53" style:family="text">
      <style:text-properties officeooo:rsid="0053cd2b"/>
    </style:style>
    <style:style style:name="T54" style:family="text">
      <style:text-properties officeooo:rsid="00552a14"/>
    </style:style>
    <style:style style:name="T55" style:family="text">
      <style:text-properties officeooo:rsid="00568ceb"/>
    </style:style>
    <style:style style:name="T56" style:family="text">
      <style:text-properties officeooo:rsid="0056c3e8"/>
    </style:style>
    <style:style style:name="T57" style:family="text">
      <style:text-properties officeooo:rsid="005ae64a"/>
    </style:style>
    <style:style style:name="T58" style:family="text">
      <style:text-properties officeooo:rsid="005cba62"/>
    </style:style>
    <style:style style:name="T59" style:family="text">
      <style:text-properties officeooo:rsid="005d868b"/>
    </style:style>
    <style:style style:name="T60" style:family="text">
      <style:text-properties officeooo:rsid="005f741f"/>
    </style:style>
    <style:style style:name="T61" style:family="text">
      <style:text-properties officeooo:rsid="0060979a"/>
    </style:style>
    <style:style style:name="T62" style:family="text">
      <style:text-properties officeooo:rsid="00615808"/>
    </style:style>
    <style:style style:name="T63" style:family="text">
      <style:text-properties officeooo:rsid="00628285"/>
    </style:style>
    <style:style style:name="T64" style:family="text">
      <style:text-properties officeooo:rsid="00674f46"/>
    </style:style>
    <style:style style:name="T65" style:family="text">
      <style:text-properties officeooo:rsid="00690d6d"/>
    </style:style>
    <style:style style:name="T66" style:family="text">
      <style:text-properties officeooo:rsid="0069120a"/>
    </style:style>
    <style:style style:name="T67" style:family="text">
      <style:text-properties officeooo:rsid="0069496f"/>
    </style:style>
    <style:style style:name="T68" style:family="text">
      <style:text-properties officeooo:rsid="0069f4c4"/>
    </style:style>
    <style:style style:name="T69" style:family="text">
      <style:text-properties officeooo:rsid="006be4d1"/>
    </style:style>
    <style:style style:name="T70" style:family="text">
      <style:text-properties officeooo:rsid="006c5376"/>
    </style:style>
    <style:style style:name="T71" style:family="text">
      <style:text-properties officeooo:rsid="006e0501"/>
    </style:style>
    <style:style style:name="T72" style:family="text">
      <style:text-properties officeooo:rsid="00708ff8"/>
    </style:style>
    <style:style style:name="T73" style:family="text">
      <style:text-properties officeooo:rsid="007167fe"/>
    </style:style>
    <style:style style:name="T74" style:family="text">
      <style:text-properties officeooo:rsid="0073936c"/>
    </style:style>
    <style:style style:name="T75" style:family="text">
      <style:text-properties officeooo:rsid="0074a421"/>
    </style:style>
    <style:style style:name="T76" style:family="text">
      <style:text-properties officeooo:rsid="0076f10c"/>
    </style:style>
    <style:style style:name="T77" style:family="text">
      <style:text-properties officeooo:rsid="00786f38"/>
    </style:style>
    <style:style style:name="T78" style:family="text">
      <style:text-properties officeooo:rsid="007c135d"/>
    </style:style>
    <style:style style:name="T79" style:family="text">
      <style:text-properties officeooo:rsid="007e52f7"/>
    </style:style>
    <style:style style:name="T80" style:family="text">
      <style:text-properties officeooo:rsid="007f687b"/>
    </style:style>
    <style:style style:name="T81" style:family="text">
      <style:text-properties officeooo:rsid="00810954"/>
    </style:style>
    <style:style style:name="T82" style:family="text">
      <style:text-properties officeooo:rsid="00816eb2"/>
    </style:style>
    <style:style style:name="T83" style:family="text">
      <style:text-properties officeooo:rsid="00817c95"/>
    </style:style>
    <style:style style:name="T84" style:family="text">
      <style:text-properties officeooo:rsid="0082f081"/>
    </style:style>
    <style:style style:name="T85" style:family="text">
      <style:text-properties officeooo:rsid="00849d38"/>
    </style:style>
    <style:style style:name="T86" style:family="text">
      <style:text-properties officeooo:rsid="0089ca9c"/>
    </style:style>
    <style:style style:name="T87" style:family="text">
      <style:text-properties officeooo:rsid="008abf5a"/>
    </style:style>
    <style:style style:name="T88" style:family="text">
      <style:text-properties officeooo:rsid="008c74a8"/>
    </style:style>
    <style:style style:name="T89" style:family="text">
      <style:text-properties officeooo:rsid="008f53f7"/>
    </style:style>
    <style:style style:name="T90" style:family="text">
      <style:text-properties officeooo:rsid="008fb665"/>
    </style:style>
    <style:style style:name="T91" style:family="text">
      <style:text-properties officeooo:rsid="008ff24b"/>
    </style:style>
    <style:style style:name="T92" style:family="text">
      <style:text-properties officeooo:rsid="0091a2e6"/>
    </style:style>
    <style:style style:name="T93" style:family="text">
      <style:text-properties officeooo:rsid="00951f98"/>
    </style:style>
    <style:style style:name="T94" style:family="text">
      <style:text-properties officeooo:rsid="00962d35"/>
    </style:style>
    <style:style style:name="T95" style:family="text">
      <style:text-properties officeooo:rsid="0098c3ba"/>
    </style:style>
    <style:style style:name="T96" style:family="text">
      <style:text-properties officeooo:rsid="009965e8"/>
    </style:style>
    <style:style style:name="T97" style:family="text">
      <style:text-properties officeooo:rsid="0099ef1a"/>
    </style:style>
    <style:style style:name="T98" style:family="text">
      <style:text-properties officeooo:rsid="009c1b09"/>
    </style:style>
    <style:style style:name="T99" style:family="text">
      <style:text-properties officeooo:rsid="009dd84c"/>
    </style:style>
    <style:style style:name="T100" style:family="text">
      <style:text-properties officeooo:rsid="00a04256"/>
    </style:style>
    <style:style style:name="T101" style:family="text">
      <style:text-properties officeooo:rsid="00a1cc60"/>
    </style:style>
    <style:style style:name="T102" style:family="text">
      <style:text-properties officeooo:rsid="00a1f37d"/>
    </style:style>
    <style:style style:name="T103" style:family="text">
      <style:text-properties officeooo:rsid="00a6ec3c"/>
    </style:style>
    <style:style style:name="T104" style:family="text">
      <style:text-properties officeooo:rsid="00a71c83"/>
    </style:style>
    <style:style style:name="T105" style:family="text">
      <style:text-properties officeooo:rsid="00ab58e1"/>
    </style:style>
    <style:style style:name="T106" style:family="text">
      <style:text-properties officeooo:rsid="00ac22ba"/>
    </style:style>
    <style:style style:name="T107" style:family="text">
      <style:text-properties officeooo:rsid="00ac37d4"/>
    </style:style>
    <style:style style:name="T108" style:family="text">
      <style:text-properties officeooo:rsid="00ada509"/>
    </style:style>
    <style:style style:name="T109" style:family="text">
      <style:text-properties officeooo:rsid="00ae943e"/>
    </style:style>
    <style:style style:name="T110" style:family="text">
      <style:text-properties officeooo:rsid="00afa267"/>
    </style:style>
    <style:style style:name="T111" style:family="text">
      <style:text-properties officeooo:rsid="00b60b4f"/>
    </style:style>
    <style:style style:name="T112" style:family="text">
      <style:text-properties officeooo:rsid="00b77666"/>
    </style:style>
    <style:style style:name="T113" style:family="text">
      <style:text-properties officeooo:rsid="00b799ba"/>
    </style:style>
    <style:style style:name="T114" style:family="text">
      <style:text-properties officeooo:rsid="00b95161"/>
    </style:style>
    <style:style style:name="T115" style:family="text">
      <style:text-properties officeooo:rsid="00b970d5"/>
    </style:style>
    <style:style style:name="T116" style:family="text">
      <style:text-properties officeooo:rsid="00baf4a8"/>
    </style:style>
    <style:style style:name="T117" style:family="text">
      <style:text-properties officeooo:rsid="00bb6553"/>
    </style:style>
    <style:style style:name="T118" style:family="text">
      <style:text-properties officeooo:rsid="00bd215b"/>
    </style:style>
    <style:style style:name="T119" style:family="text">
      <style:text-properties officeooo:rsid="00bede3e"/>
    </style:style>
    <style:style style:name="T120" style:family="text">
      <style:text-properties officeooo:rsid="00c0b194"/>
    </style:style>
    <style:style style:name="T121" style:family="text">
      <style:text-properties officeooo:rsid="00c2445b"/>
    </style:style>
    <style:style style:name="T122" style:family="text">
      <style:text-properties officeooo:rsid="00c319ec"/>
    </style:style>
    <style:style style:name="T123" style:family="text">
      <style:text-properties officeooo:rsid="00c347a1"/>
    </style:style>
    <style:style style:name="T124" style:family="text">
      <style:text-properties officeooo:rsid="00c4bfe9"/>
    </style:style>
    <style:style style:name="T125" style:family="text">
      <style:text-properties officeooo:rsid="00c5642a"/>
    </style:style>
    <style:style style:name="T126" style:family="text">
      <style:text-properties officeooo:rsid="00c61da3"/>
    </style:style>
    <style:style style:name="T127" style:family="text">
      <style:text-properties style:font-name="Consolas" fo:font-size="8.39999961853027pt" fo:font-weight="normal"/>
    </style:style>
    <style:style style:name="T128" style:family="text">
      <style:text-properties fo:color="#c678dd" loext:opacity="100%"/>
    </style:style>
    <style:style style:name="T129" style:family="text">
      <style:text-properties officeooo:rsid="00cab673"/>
    </style:style>
    <style:style style:name="T130" style:family="text">
      <style:text-properties officeooo:rsid="00cacbdf"/>
    </style:style>
    <style:style style:name="T131" style:family="text">
      <style:text-properties officeooo:rsid="00ccb86e"/>
    </style:style>
    <style:style style:name="T132" style:family="text">
      <style:text-properties officeooo:rsid="00cde35d"/>
    </style:style>
    <style:style style:name="T133" style:family="text">
      <style:text-properties officeooo:rsid="00cf579a"/>
    </style:style>
    <style:style style:name="T134" style:family="text">
      <style:text-properties officeooo:rsid="00d07cff"/>
    </style:style>
    <style:style style:name="T135" style:family="text">
      <style:text-properties officeooo:rsid="00d34997"/>
    </style:style>
    <style:style style:name="T136" style:family="text">
      <style:text-properties officeooo:rsid="00d4b592"/>
    </style:style>
    <style:style style:name="T137" style:family="text">
      <style:text-properties officeooo:rsid="00d6a7a0"/>
    </style:style>
    <style:style style:name="T138" style:family="text">
      <style:text-properties officeooo:rsid="00d7c010"/>
    </style:style>
    <style:style style:name="T139" style:family="text">
      <style:text-properties officeooo:rsid="00d9a7b7"/>
    </style:style>
    <style:style style:name="T140" style:family="text">
      <style:text-properties officeooo:rsid="00dac0a3"/>
    </style:style>
    <style:style style:name="T141" style:family="text">
      <style:text-properties officeooo:rsid="00dbd36e"/>
    </style:style>
    <style:style style:name="T142" style:family="text">
      <style:text-properties officeooo:rsid="00dbf57c"/>
    </style:style>
    <style:style style:name="T143" style:family="text">
      <style:text-properties officeooo:rsid="00dc813e"/>
    </style:style>
    <style:style style:name="T144" style:family="text">
      <style:text-properties officeooo:rsid="00ddfee7"/>
    </style:style>
    <style:style style:name="T145" style:family="text">
      <style:text-properties officeooo:rsid="00de5a68"/>
    </style:style>
    <style:style style:name="T146" style:family="text">
      <style:text-properties officeooo:rsid="00e051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érequis : <text:span text:style-name="T1">un </text:span>éditeur de texte <text:span text:style-name="T1">tel que Visual Studio Code ou autre(mais tout les raccourcis sité seront valable uniquement pour VS Code)</text:span>, et un navigateur(chrome, ...)</text:p>
      <text:p text:style-name="P4"/>
      <text:p text:style-name="P5">INTRO :</text:p>
      <text:p text:style-name="P6"><text:s text:c="4"/>html5 est un langage de balistique, les balises sont des conteneurs, <text:span text:style-name="T1">des boites qui peuvent contenir d’autres boites ou juste des objets</text:span>. <text:span text:style-name="T1">La structure de touts les site internets utilise se langage, il est donc essentiels de la maîtriser pour apprendre le développement web.</text:span></text:p>
      <text:p text:style-name="P6"/>
      <text:p text:style-name="P5">PREMIER PAS :</text:p>
      <text:p text:style-name="P5">Pour la création de votre premier site internet vous allez créer un nouveau dossier, qui sera la dossier racine de votre site web. Dans se dossier vous allez créer la page d’accueil, qui est enfaite un fichier au nom de ‘index.html’, html étant l’extension du ficher qui est utilser pour les pages internet.</text:p>
      <text:p text:style-name="P5">Ensuite ouvrez le ficher avec VS Code(visual studio code)</text:p>
      <text:p text:style-name="P6"/>
      <text:p text:style-name="P7">VS Code est très simple a prendre en main, les paramètres logiciel se trouve en haut, les dossiers projets et extension sont sur le coté gauche et votre ficher se situe au centre.</text:p>
      <text:p text:style-name="P7">Pour commencer a coder nous allons créer les balises principal d’un site. Marquez donc ‘ !’ ou ‘html’ puis utilisez le raccourcis ctrl+space(control et bar d ‘espace, se raccourcis permet de faire de l’auto-complétion(le logiciel écrit a votre place)</text:p>
      <text:p text:style-name="P7"/>
      <text:p text:style-name="P8">Voici se que vous devez observer :</text:p>
      <text:p text:style-name="P8"/>
      <text:p text:style-name="P10"/>
      <text:p text:style-name="P11">LES BALISES</text:p>
      <text:p text:style-name="P8">Avec le visuelle c’est tout de suites plus simple de comprendre un balise, en effet les balises commence toutes par ‘&lt;’ et se termine par ‘&gt; ‘.</text:p>
      <text:p text:style-name="P10"><text:span text:style-name="T2">On peut voir qu’il existe 2 grande famille de balise, celle qui s’ouvre et se ferme( en 3 parti, ouverture, contenue, fermeture) que l’on vas appeler balise conteneur comme : </text:span><text:span text:style-name="T4">&lt;</text:span><text:span text:style-name="T7">body</text:span><text:span text:style-name="T4">&gt;...&lt;/</text:span><text:span text:style-name="T7">body</text:span><text:span text:style-name="T4">&gt;</text:span></text:p>
      <text:p text:style-name="P10"><text:span text:style-name="T2"><text:s/>et les balises simple tel que </text:span><text:span text:style-name="T4">&lt;!</text:span><text:span text:style-name="T7">DOCTYPE</text:span><text:span text:style-name="T4"> </text:span><text:span text:style-name="T10">html</text:span><text:span text:style-name="T4">&gt;</text:span><text:span text:style-name="T12">.</text:span></text:p>
      <text:p text:style-name="P16">Les balise conteneur s’écrivent de cette facon. Balise ouverte &lt;name&gt;(pouvant contenir des attribues, Contenue(sous forme de texte ou de balise), Balise fermer &lt;/name&gt;, il ne faut donc pas oublier d’écrire / avant le nom sur la balise fermer.</text:p>
      <text:p text:style-name="P16">Alors que les balises simple elle s’utilise simplement avec &lt;name&gt; ou &lt;name/&gt; (le / a la fin est uniquement visuelle et sert juste a savoir que c’est une balise simple)</text:p>
      <text:p text:style-name="P16"/>
      <text:p text:style-name="P16"/>
      <text:p text:style-name="P16">LES ATTRIBUTS</text:p>
      <text:p text:style-name="P12"><text:span text:style-name="T13">Tout a l’heure je vous est parlez d’attribut, c’est se que l’on vas voir en détaille maintenant. Au niveau de la balise d’ouverture &lt;html lang=’fr’&gt;, on peut observer votre premier attribue html. Celui-ci se nome lang, qui signifie langage et il a pour attribue ‘fr’. Cette instruction signifie a votre navigateur que le site que vous consulter est écrit en français. Pour utiliser un attribue on écrit d’abord sont nom puis un lui affect un text(car la reponse est entre de côte(« ‘ »)), voici quel que autre exemple que nous allons voir plus tard : </text:span><text:span text:style-name="T3">&lt;</text:span><text:span text:style-name="T6">img</text:span><text:span text:style-name="T3"> </text:span><text:span text:style-name="T9">src</text:span><text:span text:style-name="T3">=</text:span><text:span text:style-name="T15">"./assets/img.png"</text:span><text:span text:style-name="T3"> </text:span><text:span text:style-name="T9">alt</text:span><text:span text:style-name="T3">=</text:span><text:span text:style-name="T15">"une image"</text:span><text:span text:style-name="T3"> </text:span><text:span text:style-name="T9">width</text:span><text:span text:style-name="T3">=</text:span><text:span text:style-name="T15">"200"</text:span><text:span text:style-name="T3">&gt;</text:span></text:p>
      <text:p text:style-name="P9"><text:span text:style-name="T14">l’attribut src est la reference(ici a une image) dans votre dossiers, alt est une alternative(pour connexion lent ou non-voyant/mal-voyant</text:span><text:span text:style-name="T11"> </text:span><text:span text:style-name="T14">) et width est la largeur de l’image en pixel</text:span></text:p>
      <text:p text:style-name="P3"/>
      <text:p text:style-name="P13">BODY ou HEAD</text:p>
      <text:p text:style-name="P13">la balise &lt;head&gt; est « l’esprit » de votre site, il contient tout se qui est pas directement afficher sur la page, tel que le nom de l’onglet, l’icône de la page, les références a des feuilles de style, ou meme <text:s/>‘l’alphabet’ utilser par le site.</text:p>
      <text:p text:style-name="P13"><text:soft-page-break/>Alors que le body lui est toute les boutons, les textes, les formulaires, les images, les listes de votre site. Le body contient en la forme de votre site.</text:p>
      <text:p text:style-name="P1"/>
      <text:p text:style-name="P14">PASSON AU CHOSE SERIEUSE </text:p>
      <text:p text:style-name="P14"><text:span text:style-name="T19"><text:tab/>R</text:span>evenez dans votre dossiers et ouvrer index.html avec votre navigateur <text:span text:style-name="T28">et avec Vs Code</text:span>. <text:span text:style-name="T28">Sur Vs Code v</text:span><text:span text:style-name="T16">ous allez vous rendre compte de 2 choses, la page est vide et le titre de la page est document. </text:span><text:span text:style-name="T17">Si vous avez un minimum d’esprit critique vous avez compris pourquoi ? Car le body est vide et que dans le head il y a une balise &lt;title&gt;Document&lt;/title&gt;. Bien joué vous venez de découvrir en autonomie un nouvelle balise, </text:span><text:span text:style-name="T18">vous pouvez maintenant change</text:span><text:span text:style-name="T28">r</text:span><text:span text:style-name="T18"> le titre de l’onglet a votre guise, il vous suffit de changer le contenue entre les balises ! </text:span><text:span text:style-name="T28">Personnellement je vais vous montrez un site de musique. Je vais donc le écrire ‘Musique Préferer ‘.</text:span></text:p>
      <text:p text:style-name="P32">Maintenant nous allons nous concentrez uniquement sur le body pour apprendre a faire un page fonctionnelle.</text:p>
      <text:p text:style-name="P30">TEXT</text:p>
      <text:p text:style-name="P15">Commençons par rajouter un text<text:span text:style-name="T20">e</text:span>, un titre plus précisément. Pour cela il nous faut un balise conteneur car on vas mettre du text<text:span text:style-name="T20">e</text:span> dedans. Les balises titre se nome h1, h2, …, h6. La lettre ‘h’ signifie titre et le nombre qui suit correspond a la force du titre, en effet plus le nombre sera petit plus le titre auras de l’importance, que se soit de par ça taille mais pas que ! Le référencement de votre page <text:s/>dépend en grand partie de votre structure html. Il est important de lié le bon texte a la bonne balise. Une balise h1 <text:span text:style-name="T20">se doit d’être utiliser qu’une seule fois pour par exemple énoncer le nom du site ou bien le slogan, se n’est pas obligatoire mais se sont des bonnes pratiques a prendre en compte dés le debut. </text:span><text:span text:style-name="T21">Bref, h2 correspond à un titre, h3 un sous-titre, … . </text:span></text:p>
      <text:p text:style-name="P17">Pour écrire notre tire il suffit donc de mettre : &lt;h1&gt;L<text:span text:style-name="T29">iste Des musiques</text:span>&lt;/h1&gt;, simple non ?</text:p>
      <text:p text:style-name="P24"><text:span text:style-name="T21">Maintenant ajoutons un paragraphe, les paragraphes se noment ‘p’(d’ailleur il ont peut d’influence au niveau du référencement), &lt;p&gt;&lt;/p&gt;. A l’intérieur du paragraphe marquer "Lorem</text:span><text:span text:style-name="T23">2</text:span><text:span text:style-name="T21">0" puis utiliser le raccourcis d’auto-complétion(ctrl+space), cela vas vous marquer un text de </text:span><text:span text:style-name="T23">2</text:span><text:span text:style-name="T21">0 mots a l’intérieur du paragraphe en latin, pratique pour marque</text:span><text:span text:style-name="T23">r</text:span><text:span text:style-name="T21"> du texte a remplir plus tard non ? </text:span><text:span text:style-name="T22">Bien sur vous pouvez marquer le nombre que vous désirez après le ‘lorem’</text:span><text:span text:style-name="T21">. <text:s/></text:span><text:span text:style-name="T32">Mettons maintenant un commentaire, un texte invisible dans la page qui est présent uniquement sur le fichiers html. </text:span><text:span text:style-name="T33">Pour ceci nous allons nous situé au dessus du paragraphe </text:span><text:span text:style-name="T34">et l’ont vas faire le raccourcis ctrl+/ pour obtenir le resultats : </text:span><text:span text:style-name="T35">&lt;!-- <text:s/>--&gt;</text:span><text:span text:style-name="T34"> <text:s text:c="2"/>dans se qui ressemble a une balise vous allez pouvoir marque se que vous voulez(par exemple : Intro)</text:span></text:p>
      <text:p text:style-name="P30">STYLE</text:p>
      <text:p text:style-name="P20"><text:span text:style-name="T25">Bon je vous l’accorde le style de la page n’est pas très bon, essayons de regler un peu le probleme. Si vous souhaitez mettre du texte en </text:span><text:span text:style-name="T26">emphase</text:span> <text:span text:style-name="T25"><text:s/>(italique) il faudras mettre le texte entre des balises conteneurs &lt;em&gt;&lt;/em&gt;. Pour le gras il y a 2 solutions qui s’offre a vous : &lt;b&gt;&lt;/b&gt; et &lt;strong&gt;&lt;strong&gt;, bien qu’ils ont exactement le même visuelle, il n’ont pas du tout la même sémantique. « sémantique » c’est quoi ? C’est le terme</text:span><text:span text:style-name="T27"> pour le rôle/sens de votre balise, cela influe sur le référencement. D’ailleurs les balise h1 à h6 n’ont pas le même niveau de sémantique, c’est se que je vous expliquer juste avant. Concernant les balises de ‘style gras’, &lt;b&gt; est juste un style il n’as pas d’influence sur la sémantique. Alors que &lt;strong&gt;, signifie un bout d’un texte qui est mis en avant. </text:span><text:span text:style-name="T48">En html il est compliquer de modifier le style des pages(enfaites le langage est tout simplement pas fait pour ça)</text:span></text:p>
      <text:p text:style-name="P30">BALISE DIV ET SPAN</text:p>
      <text:p text:style-name="P21">Si vous voulez faire un balise conteneur mais que vous ne saviez pas la quelle choisir, il faut mettre une balise &lt;div&gt;&lt;/div&gt; si les contenus dedans est grand(surtout si il contient plusieurs balises) et &lt;span&gt;&lt;/span&gt; si il ne contient seulement du texte.</text:p>
      <text:p text:style-name="P22">Vous pouvez aussi ajouter à vous balise des ‘marques’ pour les reconnaîtres, <text:span text:style-name="T30">se sont les attribues class=’’ ou id=’’, id ne peut avoir qu’une seule fois le même valeur dans la page </text:span><text:span text:style-name="T31">alors que la class elle peut contenir plusieurs fois la même valeur.</text:span></text:p>
      <text:p text:style-name="P31">LISTE</text:p>
      <text:p text:style-name="P23"><text:soft-page-break/>Nous on vas <text:span text:style-name="T36">créer une &lt;div&gt; pour contenir notre liste de musique </text:span><text:span text:style-name="T37">cette div auras un id qui a pour valeur ‘music-list’</text:span></text:p>
      <text:p text:style-name="P23">&lt;<text:span text:style-name="T37">div id=’music-list’&gt;&lt;/div&gt;</text:span></text:p>
      <text:p text:style-name="P25">On vas rajouter un titre de niveau 3(h3) qui contient ‘Liste des musiques inscrites :’.</text:p>
      <text:p text:style-name="P26">Si l’on souhaite faire un liste ordonnée il faudra créé un balise conteneur &lt;ol&gt;&lt;/ol&gt;, si la liste n’as pas d’ordre(classement) il nous faut une balise conteneur ul<text:span text:style-name="T40">(liste a puces)</text:span>, ici la liste ne serais pas ordonnée car on vas faire un classement dans un tableau par la suit<text:span text:style-name="T38">e. Dans cette balise ul nous allons mettre autant de balise conteneur li(&lt;li&gt;&lt;/li&gt;) qu’il y auras de musique, </text:span><text:span text:style-name="T39">vous mettrez d’ailleurs les titres des musiques dedans.</text:span></text:p>
      <text:p text:style-name="P27">Bon vous commencez a être alaise avec les balises ?? attardon nous un peu au attribue !</text:p>
      <text:p text:style-name="P33">ATTRIBUTS ET IMAGE</text:p>
      <text:p text:style-name="P29">Les attribues id et class sont valables sur toutes les balises mais se n’est pas le cas de tou<text:span text:style-name="T41">s les attribues</text:span>. <text:span text:style-name="T41">Affichons un image comme exemple. </text:span><text:span text:style-name="T42">Au dessus de la div music-list on vas créer une balise unique img(&lt;img/&gt;) </text:span><text:span text:style-name="T43">si vous l’avez créer avec le raccourcis d’auto-complétion de VS Code, vous aurez déjà des attribues sinon il vous faudra écrit « src=’’ alt=’’ » en attribue. </text:span><text:span text:style-name="T44">Src est le lien de l ‘image, </text:span><text:span text:style-name="T45">il peut être pris depuis de source du fichiers (ex : ‘assets/monImg.png’) ou bien juste une adresse d’image sur internet</text:span><text:span text:style-name="T46">(ex :’</text:span><text:a xlink:type="simple" xlink:href="https://images.pexels.com/photos/167092/pexels-photo-167092.jpeg" text:style-name="Internet_20_link" text:visited-style-name="Visited_20_Internet_20_Link"><text:span text:style-name="T46">https://images.pexels.com/photos/167092/pexels-photo-167092.jpeg</text:span></text:a><text:span text:style-name="T46">’)</text:span><text:span text:style-name="T45"> </text:span><text:span text:style-name="T46">récupérable en faisant</text:span><text:span text:style-name="T45"> click droit sur l’image, « copier l’adresse de l’image ». </text:span><text:span text:style-name="T46">Dans la attribue alt=’’ il faut mettre la signification de l’image(pour les non-voyant/mal-voyant ou les liseuse, …). Ensuite il se peut que l’image que vous ayez choisit n’est pas la taille que vous voulez, pas de problème, mettons lui un attribue width pour régler sa largeur ou height pour régler sa hauteur, leur paramètre sont des nombres qui corresponde au nombre de pixel, </text:span><text:span text:style-name="T47">attention si vous sélectionner les 2 paramètres width et heigth l’image risque d’être déformer</text:span><text:span text:style-name="T46">. </text:span><text:span text:style-name="T47">Il est aussi conseiller de redimensionner directement les images via un logiciel de photos(en tout cas pour les rétrécir) car cela évite d’envoyer des images trop lourd sur internet.</text:span></text:p>
      <text:p text:style-name="P1"/>
      <text:p text:style-name="P1"/>
      <text:p text:style-name="P34">FORMULAIRE ET CONNEXION ENTRE PLUSIEUR PAGE</text:p>
      <text:p text:style-name="P35">Bon maintenant créons une nouvelle page dans la quel on vas mettre en place un formulaire.</text:p>
      <text:p text:style-name="P35">Allons dans le dossier<text:span text:style-name="T105">(la racine du site)</text:span> ou se situe ‘index.html’, puis on vas créer un fichiers ‘formulaire.html’ et l’ouvrir avec VS Code. On écrit ‘!’ et on utilise l’auto-complétion(ctrl+space), cela vas nous créer les balise html5 nécessaire a la page. <text:span text:style-name="T49">La balise &lt;html&gt; sert tout simplement a créer le document, la page internet, il contient tout le temps l’attribut lang(avec comme valeur extension des adresses url de la langage de la page). Alors que &lt; !DOCTYPE html&gt; lui a pour signification que le site est fais par une personne maîtrisant le html5.</text:span></text:p>
      <text:p text:style-name="P36">Pour créer un formulaire on vas utiliser la balise conteneur formulaire(&lt;form&gt;) <text:span text:style-name="T50">et on vas lui mettre l’attribut ‘action=’’’ qui seras égale a ‘index.html</text:span>.</text:p>
      <text:p text:style-name="P37">Le formulaire va contenir 2 parties, les informations utilisateur et ses avis par rapport a la liste.</text:p>
      <text:p text:style-name="P39">Pour ceci a l’intérieur du formulaire on vas créer une balise conteneur fieldset<text:span text:style-name="T51">(balise de regroupement dans un formulaire)</text:span>. <text:span text:style-name="T61">Le regroupement est en générale associer a une légende (un titre) sous forme de balise présente au sein de de la fieldset, cette balise s’écrit &lt;legend&gt;Votre légende&lt;/legend&gt; <text:s/>.</text:span></text:p>
      <text:p text:style-name="P39"><text:span text:style-name="T51">Puis dans de regroupement de formulaire nous allons créer nos premières balise d’interaction, les balises simple &lt;input /&gt;, </text:span><text:span text:style-name="T52">cette balise contient généralement au moins 3 attribut :</text:span></text:p>
      <text:p text:style-name="P38">- <text:span text:style-name="T52">type, la forme que prendras l’input</text:span></text:p>
      <text:p text:style-name="P38">- <text:span text:style-name="T52">name, </text:span><text:span text:style-name="T53">utile pour récupérer ses donnée(via le backend </text:span><text:span text:style-name="T55">en php, NodeJs</text:span><text:span text:style-name="T54">)</text:span></text:p>
      <text:p text:style-name="P40">- id, <text:span text:style-name="T56">permet d’identifier le conteneur(pour lui mettre du style ou interagir avec JavaScript).</text:span></text:p>
      <text:p text:style-name="P41">Créons par exemple un balise pour mettre son nom.</text:p>
      <text:p text:style-name="P41">&lt;<text:span text:style-name="T57">input type=’’ name=’name’ id=’input-name’/&gt;</text:span></text:p>
      <text:p text:style-name="P42">Pour mettre son nom il suffit simplement que l’utilisateur écrive sont nom <text:span text:style-name="T58">avec un texte. </text:span><text:span text:style-name="T59">Le type de <text:s/>l’</text:span><text:span text:style-name="T60">input seras</text:span><text:span text:style-name="T59"> </text:span><text:span text:style-name="T60">donc </text:span><text:span text:style-name="T59">‘texte’.</text:span></text:p>
      <text:p text:style-name="P43">§§</text:p>
      <text:p text:style-name="P43"><text:soft-page-break/>bon notre champ de texte est présent mais <text:span text:style-name="T106">il n’est </text:span>pas compressible pour l’utilisateur, configurons le un peu plus. Mettez lui l’attribut « placeholder=’votre nom...’ » <text:span text:style-name="T62">cela permet de mettre un texte en fond quand le champ est vide, </text:span><text:span text:style-name="T63">a l’inverse si vous voulez mettre un</text:span><text:span text:style-name="T106">e</text:span><text:span text:style-name="T63"> valeur définie au chargement lors champ de texte il faudra l’attribue value</text:span>. </text:p>
      <text:p text:style-name="P44">Ensuite nous pouvons mettre une taille minimum et maximum avec les attribues minlenght et maxlenght.</text:p>
      <text:p text:style-name="P45">Les balises inputs nécessite un label(un nom) qui s’écrit avec un balise conteneur &lt;label <text:span text:style-name="T64">for=’’</text:span>&gt; votre nom: &lt;/label&gt;, <text:span text:style-name="T64">pour connecter le label a l’input il faudra mettre un attribue for identique a l’id de l’input(avec ceci lorsque l’on click sur le label cela nous permet de écrire directement dans l’input). </text:span><text:span text:style-name="T65">Bon on commence un peu a comprendre les inputs, maintenant on vas créer </text:span><text:span text:style-name="T68">2</text:span><text:span text:style-name="T65"> input</text:span><text:span text:style-name="T68">s, le premier</text:span><text:span text:style-name="T65"> auras comme type </text:span><text:span text:style-name="T66">email </text:span><text:span text:style-name="T69">e</text:span><text:span text:style-name="T68">t le deuxième qui sera de type date pour la date de naissance du</text:span></text:p>
      <text:p text:style-name="P45"><text:span text:style-name="T68">visiteur . </text:span><text:span text:style-name="T69">Bien sur les 2 nouvelles balises</text:span><text:span text:style-name="T65"> </text:span><text:span text:style-name="T70">seront </text:span><text:span text:style-name="T67">configurer avec </text:span><text:span text:style-name="T71">leur</text:span><text:span text:style-name="T67"> placeholder et </text:span><text:span text:style-name="T71">leur</text:span><text:span text:style-name="T67"> label.</text:span></text:p>
      <text:p text:style-name="P52">On recréer un label avec son input mais le type se coup si seras tel, au lieu d’un placeholder on vas mettre un value=’+33 6’. <text:span text:style-name="T72">Et pour signaler au utilisateur sans clavier physique(tablette, téléphone) quelle clavier il doit choisir(tel, e-mail, numéric) </text:span><text:span text:style-name="T107">on utilise l’attribut input mode</text:span><text:span text:style-name="T72">, ici je pense que vous avez compris qu’il fallait le type tel.</text:span></text:p>
      <text:p text:style-name="P47">Maintenant on vas voir 2 type d’input qui se ressemble dans les styles mais n’ont pas du tout la même utilité radio et checkbox, <text:span text:style-name="T73">checkbox est une case a cocher alors que radio est un selection unique dans un liste. Laisser moi vous montrer. </text:span><text:span text:style-name="T74">Créons un label avec l’attribue for vide, </text:span><text:span text:style-name="T75">que l’ont vas remplir avec ‘Sexe :’, puis on vas créer 2 input de type radio avec comme name sex (en tout cas les 2 radio doivent être relier avec le même name</text:span><text:span text:style-name="T108">) et un id correspondant soit a masculin ou a feminin</text:span><text:span text:style-name="T75">. Suivit de leur label(masculin et féminin). </text:span><text:span text:style-name="T76">Voilà a quoi c’est sembler ressembler. </text:span><text:span text:style-name="T77">Si vous voulez sélectionner un radio de base il faudra mettre l’attribue checked(sans égale ni côte). </text:span><text:span text:style-name="T78">Le radio permet de faire un choix unique(ici masculin, féminin). Alors que si on aurais remplacer le type par checkbox on aurais pu sélectionner les 2(ou aucun) sans soucis, </text:span><text:span text:style-name="T79">il est donc plus pratique de l’utiliser dans des conditions générale d’utilisation. </text:span><text:span text:style-name="T80">Sortons donc du fieldset pour créer notre checkbox qui aura un label au nom de ‘Accepter les conditions générales d’utilisation’. </text:span><text:span text:style-name="T81">Je vais vous montrer une autre disposition avec les labels et inputs : &lt;</text:span><text:span text:style-name="T82">label&gt;&lt;input type=’checkbox’ </text:span><text:span text:style-name="T83">name=’cgv’ /&gt; </text:span><text:span text:style-name="T84">Acccepter les conditions générale de vente</text:span><text:span text:style-name="T82">&lt;/label&gt;, </text:span><text:span text:style-name="T85">avec cette disposition vous êtes pas obliger d’utiliser l’attribue for sur le label.</text:span></text:p>
      <text:p text:style-name="P48">Créons maintenant un label ‘Votre musique preferer’ suite à se label créons un balise au nom de select(avec son name et son id). <text:s/><text:span text:style-name="T86">A l’interieur de la balise select je crée autant d</text:span><text:span text:style-name="T87">e balise &lt;</text:span><text:span text:style-name="T86">option </text:span><text:span text:style-name="T87">value=’1’</text:span><text:span text:style-name="T86">&gt;</text:span><text:span text:style-name="T87">freestyle hors-series &lt;/option&gt;</text:span><text:span text:style-name="T86"> qu’il y a de musique, </text:span><text:span text:style-name="T88">la valeur correspond a se qui seras envoyer en réponse un fois le formulaire rempli. </text:span><text:span text:style-name="T89">Si l’on souhaite </text:span><text:span text:style-name="T90">créer des goupes d’option on vas regrouper plusieurs balise option dans une balise &lt;optgroup </text:span><text:span text:style-name="T91">label=’’</text:span><text:span text:style-name="T90">&gt; &lt;/optgroup&gt; </text:span><text:span text:style-name="T92">l’attribue label correspond au nom du groupe, ici l’on pourrais mettre ‘rap’, ‘classique’.</text:span></text:p>
      <text:p text:style-name="P49">Allez c’est repartie, créons un label Commentaire suivit d’une balise textarea, cette balise marche un peux comme un input texte au lieu de l’attribue value pour mettre du contenue, on peut directement le mettre sous forme <text:span text:style-name="T93">de contenue entre la balise ouvert et fermer. </text:span><text:span text:style-name="T94">On peut aussi deffinir le nombre de colonne avec </text:span><text:span text:style-name="T95">l’attribue cols et le nombre de ligne avec r</text:span><text:span text:style-name="T96">o</text:span><text:span text:style-name="T95">ws</text:span><text:span text:style-name="T97">(en pensant que le client peut modifier ceci en étirant le coin en bas a droit.</text:span></text:p>
      <text:p text:style-name="P50"><text:span text:style-name="T109">O</text:span>n vas <text:span text:style-name="T109">ensuite </text:span>pouvoir place les condition général d’utilisation a la fin(plus conventionnelle). <text:span text:style-name="T98">Et maintenant on s’appercoit qu’il manque juste un bouton pour envoyer les données un fois le formulaire rempli. </text:span><text:span text:style-name="T99">Pour ceci il y a 2 technique, la première la plus traditionnelle avec la balise input de type ‘submit’(n’oublier de lui mettre une value pour le rendre plus visible).</text:span></text:p>
      <text:p text:style-name="P51">Essayons donc se bouton. <text:span text:style-name="T100">Lorsque que l’on utilise le bouton on se fait rediriger sur index.html se qui est normal(c’est l’action du formlaire(form)</text:span><text:span text:style-name="T101">) </text:span><text:span text:style-name="T102">mais nous on voudrais que l’on puisse valider seulement si l’utilisateur valide les conditions. Pour cela il faut mettre l’attribue required=’’(vide comme ceci) sur l’input checkbox. </text:span><text:span text:style-name="T103">La deuxieme facon de créer un boutton et la balise &lt;button&gt;Valider&lt;button&gt;, </text:span><text:span text:style-name="T104">a l’inverse si l’on souhaite réinisitialiser le formulaire on vas créer un button ou un input </text:span><text:span text:style-name="T110">qui seront de type</text:span><text:span text:style-name="T104"> ‘reset’.</text:span></text:p>
      <text:p text:style-name="P46"/>
      <text:p text:style-name="P55"><text:soft-page-break/>MENU DE NAVIGATION</text:p>
      <text:p text:style-name="P55">Bien maintenant nous allons créer un nouvelle page sous le nom de classement.html avec ses balises <text:s/>html ensuite dans le body nous allons créer un menu de navigateur avec un balise nav <text:span text:style-name="T111">dans cette balise nous allons créer un liste non-ordonnée (&lt;ul&gt;&lt;/ul&gt;). Dans celle si nous allons créer les composants de liste(balise li) avec en attributs class ‘nav-content’. Maintenant qu l’on a la structure de base du menu de navigation, il faut lui rajouter des liens au autre page du site(ou meme d’un site exterieur) pour cela on utilise la balise &lt;a href=’mon lien’&gt;Ici le lien&lt;/a&gt;. </text:span><text:span text:style-name="T112">l’attribue href représente le lien ; soit en depuis le dossier de la page (sous-forme : ‘dossier/sous-dossier/page.html) ou depuis un lien internet(‘</text:span><text:a xlink:type="simple" xlink:href="http://www.monsite.com/page.html" text:style-name="Internet_20_link" text:visited-style-name="Visited_20_Internet_20_Link"><text:span text:style-name="T112">http://www.monsite.com/page.html</text:span></text:a><text:span text:style-name="T112">’). </text:span><text:span text:style-name="T113">On créer donc autant de lien qu’il y a de page sur notre site </text:span><text:span text:style-name="T114">dans chaque li et on lui attribut son href</text:span><text:span text:style-name="T113">. </text:span><text:span text:style-name="T115">Bien maintenant que l’ont a un menu de navigation cela vas être plus pratique pour un utilisateur l’ambda de se balader sur vos page. </text:span><text:span text:style-name="T116">Si vous souhaiter l’avoir sur toutes les pages vous avez juste a le copier, coller sur chaque page.</text:span></text:p>
      <text:p text:style-name="P55"/>
      <text:p text:style-name="P55">TABLE</text:p>
      <text:p text:style-name="P55">Ensuite on vas créer notre classement sous la forme d’un tableau avec comme <text:span text:style-name="T117">lignes </text:span>les <text:span text:style-name="T117">cha</text:span><text:span text:style-name="T119">n</text:span><text:span text:style-name="T117">sons sitée dans la liste de la page d’aceuil et comme colone le classement, le titre, l’auteur, le style et un lien vers la chasons. En effet il est très inintéressant pour le refermement de votre site d’avoir des lien externe a votre site. </text:span><text:span text:style-name="T118">Malheureusement le styles des tableaux de base en html est très peu visible. Je vous conseillerais donc d’ajouter un peu style plus tard.Commencons déjà par créer notre tableaux </text:span><text:span text:style-name="T120">avec la balise tab</text:span><text:span text:style-name="T121">l</text:span><text:span text:style-name="T120">e. </text:span><text:span text:style-name="T122">Ensuite pour créer un ligne il faut utilisé la balise tr(table row) et pour les cellules au sein de la ligne on utilise td </text:span><text:span text:style-name="T123">pour les cellules classique et th pour les cellules importante(par ex : nom).</text:span></text:p>
      <text:p text:style-name="P57">Nous il nous faut une premières lignes en tant que entête, <text:span text:style-name="T124">pour ceci avant de créer la ligne on créer un balise thead(il existe aussi le tbody et tfoot) dans se thead on créer un tr et dans la tr on créer autant de th que vous voulez de colonne(ici il y auras </text:span><text:span text:style-name="T117">le classement, le titre, l’auteur, le style et un lien</text:span><text:span text:style-name="T125">). </text:span><text:span text:style-name="T126">Pour plus de visibilité on vas créer un balise style dans le head de html. Dans cette balise style on vas recopier ceci(cela permet de faire des bordures).</text:span></text:p>
      <text:p text:style-name="P54">    <text:span text:style-name="T127">&lt;</text:span><text:span text:style-name="T5">style</text:span><text:span text:style-name="T127">&gt;</text:span></text:p>
      <text:p text:style-name="P53">      <text:span text:style-name="T5">table</text:span><text:span text:style-name="T127">,</text:span></text:p>
      <text:p text:style-name="P53"><text:span text:style-name="T128">      </text:span><text:span text:style-name="T5">th</text:span><text:span text:style-name="T127">,</text:span></text:p>
      <text:p text:style-name="P53"><text:span text:style-name="T128">      </text:span><text:span text:style-name="T5">td</text:span><text:span text:style-name="T127"> {</text:span></text:p>
      <text:p text:style-name="P53">        <text:span text:style-name="T127">border: </text:span><text:span text:style-name="T8">1</text:span><text:span text:style-name="T5">px</text:span><text:span text:style-name="T127"> </text:span><text:span text:style-name="T8">solid</text:span><text:span text:style-name="T127"> </text:span><text:span text:style-name="T8">black</text:span><text:span text:style-name="T127">;</text:span></text:p>
      <text:p text:style-name="P53">      <text:span text:style-name="T127">}</text:span></text:p>
      <text:p text:style-name="P53">    <text:span text:style-name="T127">&lt;/</text:span><text:span text:style-name="T5">style</text:span><text:span text:style-name="T127">&gt;</text:span></text:p>
      <text:p text:style-name="P59">Bien jouer vous venez des créer votre premières feuilles de style, si vous souhaitez en apprendre plus renseigner vous sur le css.</text:p>
      <text:p text:style-name="P60">Ensuite on vas créer le tbody en dessous de thead, <text:span text:style-name="T129">avec autant de ligne qu’il y a de chasons</text:span><text:span text:style-name="T130">(si vous le souhaitez vous pouvez mettre la cellules du classement de chaque chasons en th pour un meilleur cémentique. </text:span><text:span text:style-name="T131">Lorsque que l’on créer un tableaux, les thead, tbody, tfoot sont seulement optionelle. Rien ne vous oblige a les utiliser mais </text:span><text:span text:style-name="T132">dans </text:span><text:span text:style-name="T133">chaque </text:span><text:span text:style-name="T134">lignes doit avoir exactement le même nombre de <text:s text:c="22"/>cellules si se n’est pas le cas votre tableaux et erroné. Vous devez donc régler l’attribue colspan(ou rowspan) pour élargir une cellules et confirmer un total correct. </text:span><text:span text:style-name="T135">Un exemple sera plus simple pour comprendre. </text:span><text:span text:style-name="T136">Créons le tfoot </text:span><text:span text:style-name="T137">avec un ligne a seulement seulement un cellules, qui contient la phrase conventionnelle comme quoi se tableaux est juste a titre indicatif</text:span><text:span text:style-name="T138">(avec un lien vers le formulaire pour </text:span><text:span text:style-name="T139">que les visiteurs puisse donner leur avis</text:span><text:span text:style-name="T140">) </text:span><text:span text:style-name="T145">dans une balise em pour montrer le pied de tableaux</text:span><text:span text:style-name="T139">. </text:span><text:span text:style-name="T141">Le tableaux que l’ont vient de créer est donc devenue incomplet. En effet il manque 4 cellules a la dernier ligne. </text:span><text:span text:style-name="T142">Pour cela on donne l’attribue colspan et on l’affect a 4 sur l’unique cellules du </text:span><text:span text:style-name="T143">t</text:span><text:span text:style-name="T142">foot. </text:span><text:span text:style-name="T144">Avec ceci la cellules du tfoot prend maintenant tout la largeur du tableaux. </text:span><text:span text:style-name="T146">Si vous voulez rajouter un titre au tableaux, on vas dans la balise table et on créer un nouvelle balise caption avec commme contenue le titre du tableaux.</text:span></text:p>
      <text:p text:style-name="P58"/>
      <text:p text:style-name="P58"/>
      <text:p text:style-name="P55"><text:soft-page-break/></text:p>
      <text:p text:style-name="P55"/>
      <text:p text:style-name="P55"/>
      <text:p text:style-name="P55"/>
      <text:p text:style-name="P55"/>
      <text:p text:style-name="P55"/>
      <text:p text:style-name="P1"/>
      <text:p text:style-name="P1"/>
      <text:p text:style-name="P1"/>
      <text:p text:style-name="P1"/>
      <text:p text:style-name="P2"><text:s/>il sont utilisable dans un fichier .HTML, le ficher de la </text:p>
      <text:p text:style-name="Standard"><text:s text:c="4"/>page principal du site se nome "index.hml" et se situe a la racine des dossiers du site. Il existe 2 principal type de balise:-</text:p>
      <text:p text:style-name="Standard"><text:s text:c="4"/>- &lt;input/&gt;, balise unique ne peut pas contenir d'autre balise, il prend seulement des attribues en parametre. </text:p>
      <text:p text:style-name="P56">n</text:p>
      <text:p text:style-name="Standard"><text:s text:c="4"/>- &lt;div&gt;...&lt;/div&gt;, balise ouvert/fermer la balise d'ouverture comport seulement son nom (et ses attribues) alors que la </text:p>
      <text:p text:style-name="Standard"><text:s text:c="4"/>balise de fermeture contient un "/" devant son nom, peut contenir des balises entre ses 2 balise(et des attribues)</text:p>
      <text:p text:style-name="Standard"><text:s text:c="4"/></text:p>
      <text:p text:style-name="Standard"><text:s text:c="4"/>fini de parler allons voir un exemple:</text:p>
      <text:p text:style-name="Standard"><text:s text:c="4"/></text:p>
      <text:p text:style-name="Standard"><text:s text:c="4"/>Si on regarde la balise &lt;html&gt; on peut voir que la balise contient 1 attribue qui a pour nom lang(langage) au quelle </text:p>
      <text:p text:style-name="Standard"><text:s text:c="4"/>on a affecter la valeur "fr"(francais), pour mettre un attribut sur un varible il faut donc utiliser la syntaxe </text:p>
      <text:p text:style-name="Standard"><text:s text:c="4"/>nom="contenue" a l'interieur de la balise d'ouverture.</text:p>
      <text:p text:style-name="Standard"><text:s text:c="4"/>Le html étant un language balistique il est trés simple de le comprendre, mais son utilisation néccesssites de <text:s/></text:p>
      <text:p text:style-name="Standard"><text:s text:c="4"/>conaitre un certain nombre de balise et d'attribue(du moins les plus utiliser).</text:p>
      <text:p text:style-name="Standard"/>
      <text:p text:style-name="Standard"><text:s text:c="4"/>Aller c'est partie créons notre premier site web en html5:</text:p>
      <text:p text:style-name="Standard"><text:s text:c="4"/>La premiere chose a faire est donc de créer un ficher "index.html", puis vous allez l'ouvrir avec votre éditeur de text/code, Chaque éditeur a des aides propre a lui. il est donc important de trouver un éditeur avec le quelle vous serais alaise et qui vous fait gagner du temps.</text:p>
      <text:p text:style-name="Standard"><text:s text:c="4"/>Nous allons donc créer les premiers balises, en marquant "html" suivit d'un ctrl+space(racourcis controlle avec la barre d'espace), cela vas vous proposer plusieur choix. En faite ctrl+space nous permet d'ecrire plus vite car l'editeur trouve le code a notre place. La il y a 2 solution soit plein de balises sont créé soit juste la balise &lt;html&gt; est créé. La balise html est la base du site, elle ne compprtera que 2 balise l'interieur d'elle meme, &lt;head&gt; et &lt;body&gt; que je vous invite a créer dans cette ordre.</text:p>
      <text:p text:style-name="Standard"><text:s text:c="4"/>pour l'instant seule la balise &lt;body&gt; vas nous interreser, en effect se qui se passe dans cette balise est beaucoup plus visuelle que dans le header.</text:p>
      <text:p text:style-name="Standard"><text:s text:c="4"/>Pour mieux comprendre nous allons créer une balise h1 comme celle la "&lt;h1&gt;Hello Dév!&lt;/h1&gt;" les balises avec un 'h' est <text:s/>un chiffre derrier sont des titres, plus le nombre est petit, plus le titre est important et gros.</text:p>
      <text:p text:style-name="P18"><text:s text:c="4"/>Vous comprenez mieux maintenant ? Aller ajoutons un paragraphe qui se nome &lt;p&gt; dans le body. A l'interieur du paragraphe marquer "Lorem50" puis <text:span text:style-name="T21">utiliser le raccourcis d’auto-complétion(ctrl+space),</text:span> cela vas vous marquer un text de 50 <text:span text:style-name="T21">mots</text:span> a l'interieur du paragraphe <text:span text:style-name="T21">en latin, pratique </text:span><text:span text:style-name="T24">quand l’on ne sais pas quoi mettre en texte.</text:span></text:p>
      <text:p text:style-name="P18"/>
      <text:p text:style-name="P34"><text:soft-page-break/>4</text:p>
      <text:p text:style-name="P19"/>
      <text:p text:style-name="P28"/>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ato" svg:font-family="La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3T12:18:26.746000000</meta:creation-date>
    <dc:date>2022-08-26T09:10:03.917000000</dc:date>
    <meta:editing-duration>P2DT18H42M30S</meta:editing-duration>
    <meta:editing-cycles>188</meta:editing-cycles>
    <meta:generator>LibreOffice/7.3.5.2$Windows_X86_64 LibreOffice_project/184fe81b8c8c30d8b5082578aee2fed2ea847c01</meta:generator>
    <meta:document-statistic meta:table-count="0" meta:image-count="0" meta:object-count="0" meta:page-count="7" meta:paragraph-count="100" meta:word-count="3754" meta:character-count="22367" meta:non-whitespace-character-count="18549"/>
  </office:meta>
</office:document-meta>
</file>